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rayIncludeOptimized-500" table:style-name="ta1">
        <table:shapes>
          <draw:frame draw:z-index="0" draw:style-name="gr1" draw:text-style-name="P1" svg:width="9.8575in" svg:height="5.2705in" svg:x="0.4657in" svg:y="0.0417in">
            <draw:object draw:notify-on-update-of-ranges="'arrayIncludeOptimized-500'.A1:'arrayIncludeOptimized-500'.A1 'arrayIncludeOptimized-500'.A2:'arrayIncludeOptimized-500'.A103 'arrayIncludeOptimized-500'.B1:'arrayIncludeOptimized-500'.B1 'arrayIncludeOptimized-500'.B2:'arrayIncludeOptimized-500'.B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date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5.43" calcext:value-type="float">
            <text:p>5.43</text:p>
          </table:table-cell>
          <table:table-cell office:value-type="float" office:value="1648429380195" calcext:value-type="float">
            <text:p>1648429380195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5.43" calcext:value-type="float">
            <text:p>5.43</text:p>
          </table:table-cell>
          <table:table-cell office:value-type="float" office:value="1648429380696" calcext:value-type="float">
            <text:p>1648429380696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0709" calcext:value-type="float">
            <text:p>1648429380709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1197" calcext:value-type="float">
            <text:p>1648429381197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1201" calcext:value-type="float">
            <text:p>1648429381201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1703" calcext:value-type="float">
            <text:p>1648429381703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1705" calcext:value-type="float">
            <text:p>1648429381705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2198" calcext:value-type="float">
            <text:p>1648429382198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2200" calcext:value-type="float">
            <text:p>1648429382200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2698" calcext:value-type="float">
            <text:p>1648429382698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2701" calcext:value-type="float">
            <text:p>1648429382701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3199" calcext:value-type="float">
            <text:p>1648429383199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3201" calcext:value-type="float">
            <text:p>1648429383201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3700" calcext:value-type="float">
            <text:p>1648429383700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3702" calcext:value-type="float">
            <text:p>1648429383702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4200" calcext:value-type="float">
            <text:p>1648429384200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4203" calcext:value-type="float">
            <text:p>1648429384203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4701" calcext:value-type="float">
            <text:p>1648429384701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4703" calcext:value-type="float">
            <text:p>1648429384703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5201" calcext:value-type="float">
            <text:p>1648429385201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5204" calcext:value-type="float">
            <text:p>1648429385204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5702" calcext:value-type="float">
            <text:p>1648429385702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5704" calcext:value-type="float">
            <text:p>1648429385704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6202" calcext:value-type="float">
            <text:p>1648429386202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6205" calcext:value-type="float">
            <text:p>1648429386205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6704" calcext:value-type="float">
            <text:p>164842938670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6707" calcext:value-type="float">
            <text:p>164842938670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7204" calcext:value-type="float">
            <text:p>164842938720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7207" calcext:value-type="float">
            <text:p>164842938720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7706" calcext:value-type="float">
            <text:p>164842938770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7709" calcext:value-type="float">
            <text:p>164842938770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8207" calcext:value-type="float">
            <text:p>164842938820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48" calcext:value-type="float">
            <text:p>5.48</text:p>
          </table:table-cell>
          <table:table-cell office:value-type="float" office:value="1648429388209" calcext:value-type="float">
            <text:p>1648429388209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88707" calcext:value-type="float">
            <text:p>164842938870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88710" calcext:value-type="float">
            <text:p>164842938871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89207" calcext:value-type="float">
            <text:p>1648429389207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89210" calcext:value-type="float">
            <text:p>164842938921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89708" calcext:value-type="float">
            <text:p>1648429389708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89710" calcext:value-type="float">
            <text:p>1648429389710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0208" calcext:value-type="float">
            <text:p>164842939020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0211" calcext:value-type="float">
            <text:p>164842939021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0708" calcext:value-type="float">
            <text:p>164842939070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0711" calcext:value-type="float">
            <text:p>164842939071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1208" calcext:value-type="float">
            <text:p>164842939120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1211" calcext:value-type="float">
            <text:p>164842939121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1708" calcext:value-type="float">
            <text:p>164842939170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1711" calcext:value-type="float">
            <text:p>164842939171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2208" calcext:value-type="float">
            <text:p>164842939220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2211" calcext:value-type="float">
            <text:p>164842939221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2708" calcext:value-type="float">
            <text:p>164842939270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2711" calcext:value-type="float">
            <text:p>164842939271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3208" calcext:value-type="float">
            <text:p>164842939320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3211" calcext:value-type="float">
            <text:p>164842939321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3708" calcext:value-type="float">
            <text:p>1648429393708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3711" calcext:value-type="float">
            <text:p>164842939371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4208" calcext:value-type="float">
            <text:p>1648429394208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4211" calcext:value-type="float">
            <text:p>164842939421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4708" calcext:value-type="float">
            <text:p>1648429394708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4711" calcext:value-type="float">
            <text:p>164842939471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5210" calcext:value-type="float">
            <text:p>1648429395210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5213" calcext:value-type="float">
            <text:p>1648429395213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5710" calcext:value-type="float">
            <text:p>1648429395710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5713" calcext:value-type="float">
            <text:p>1648429395713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6212" calcext:value-type="float">
            <text:p>164842939621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6214" calcext:value-type="float">
            <text:p>164842939621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6712" calcext:value-type="float">
            <text:p>164842939671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6715" calcext:value-type="float">
            <text:p>164842939671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7212" calcext:value-type="float">
            <text:p>164842939721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7215" calcext:value-type="float">
            <text:p>1648429397215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7712" calcext:value-type="float">
            <text:p>164842939771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7715" calcext:value-type="float">
            <text:p>1648429397715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8212" calcext:value-type="float">
            <text:p>164842939821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8215" calcext:value-type="float">
            <text:p>1648429398215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8712" calcext:value-type="float">
            <text:p>164842939871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8715" calcext:value-type="float">
            <text:p>1648429398715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9212" calcext:value-type="float">
            <text:p>164842939921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9214" calcext:value-type="float">
            <text:p>164842939921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9713" calcext:value-type="float">
            <text:p>1648429399713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99716" calcext:value-type="float">
            <text:p>1648429399716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0213" calcext:value-type="float">
            <text:p>1648429400213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0216" calcext:value-type="float">
            <text:p>1648429400216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0715" calcext:value-type="float">
            <text:p>1648429400715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0718" calcext:value-type="float">
            <text:p>1648429400718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1216" calcext:value-type="float">
            <text:p>1648429401216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1218" calcext:value-type="float">
            <text:p>164842940121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1716" calcext:value-type="float">
            <text:p>1648429401716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1719" calcext:value-type="float">
            <text:p>1648429401719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2217" calcext:value-type="float">
            <text:p>1648429402217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2219" calcext:value-type="float">
            <text:p>1648429402219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2718" calcext:value-type="float">
            <text:p>164842940271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2720" calcext:value-type="float">
            <text:p>1648429402720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3218" calcext:value-type="float">
            <text:p>164842940321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3221" calcext:value-type="float">
            <text:p>1648429403221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3719" calcext:value-type="float">
            <text:p>1648429403719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3721" calcext:value-type="float">
            <text:p>1648429403721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4219" calcext:value-type="float">
            <text:p>1648429404219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4222" calcext:value-type="float">
            <text:p>1648429404222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4720" calcext:value-type="float">
            <text:p>1648429404720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4723" calcext:value-type="float">
            <text:p>1648429404723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5220" calcext:value-type="float">
            <text:p>1648429405220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5223" calcext:value-type="float">
            <text:p>1648429405223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405223" calcext:value-type="float">
            <text:p>16484294052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2:06:32.815019494</dc:date>
    <meta:editing-duration>PT25S</meta:editing-duration>
    <meta:editing-cycles>1</meta:editing-cycles>
    <meta:generator>LibreOffice/6.4.7.2$Linux_X86_64 LibreOffice_project/40$Build-2</meta:generator>
    <meta:document-statistic meta:table-count="1" meta:cell-count="30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39cm" svg:height="13.388cm" xlink:href=".." xlink:type="simple" chart:class="chart:line" chart:style-name="ch1">
        <chart:legend chart:legend-position="end" svg:x="22.928cm" svg:y="6.146cm" style:legend-expansion="high" chart:style-name="ch2"/>
        <chart:plot-area chart:style-name="ch3" table:cell-range-address="'arrayIncludeOptimized-500'.A1:'arrayIncludeOptimized-500'.B103" chart:data-source-has-labels="row" svg:x="0.5cm" svg:y="0.267cm" svg:width="21.928cm" svg:height="12.854cm">
          <chartooo:coordinate-region svg:x="0.936cm" svg:y="0.388cm" svg:width="21.492cm" svg:height="11.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rrayIncludeOptimized-500'.A2:'arrayIncludeOptimized-500'.A103" chart:label-cell-address="'arrayIncludeOptimized-500'.A1:'arrayIncludeOptimized-500'.A1" chart:class="chart:line">
            <chart:data-point chart:repeated="102"/>
          </chart:series>
          <chart:series chart:style-name="ch7" chart:values-cell-range-address="'arrayIncludeOptimized-500'.B2:'arrayIncludeOptimized-500'.B103" chart:label-cell-address="'arrayIncludeOptimized-500'.B1:'arrayIncludeOptimized-500'.B1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'arrayIncludeOptimized-500'.A1:'arrayIncludeOptimized-500'.A1</svg:desc>
                </draw:g>
              </table:table-cell>
              <table:table-cell office:value-type="string">
                <text:p> total</text:p>
                <draw:g>
                  <svg:desc>'arrayIncludeOptimized-500'.B1:'arrayIncludeOptimized-5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3">
                <text:p>2.73</text:p>
                <draw:g>
                  <svg:desc>'arrayIncludeOptimized-500'.A2:'arrayIncludeOptimized-500'.A103</svg:desc>
                </draw:g>
              </table:table-cell>
              <table:table-cell office:value-type="float" office:value="5.43">
                <text:p>5.43</text:p>
                <draw:g>
                  <svg:desc>'arrayIncludeOptimized-500'.B2:'arrayIncludeOptimized-500'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6">
                <text:p>2.76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7">
                <text:p>2.77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7">
                <text:p>2.77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8">
                <text:p>2.7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8">
                <text:p>2.7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8">
                <text:p>2.7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8">
                <text:p>2.7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8">
                <text:p>2.7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8">
                <text:p>2.7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8">
                <text:p>2.7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9">
                <text:p>2.79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">
                <text:p>2.8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4">
                <text:p>2.04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8">
                <text:p>2.08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9">
                <text:p>2.09</text:p>
              </table:table-cell>
              <table:table-cell office:value-type="float" office:value="4.48">
                <text:p>4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